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5C0000018442D84F63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6.604cm" svg:x="0.101cm" svg:y="0.096cm">
          <draw:image xlink:href="Pictures/100000000000045C0000018442D84F6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3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 Statham</meta:initial-creator>
    <meta:creation-date>2017-07-11T11:57:54.43</meta:creation-date>
    <dc:date>2017-07-11T11:59:25.93</dc:date>
    <dc:creator>Jason Statham</dc:creator>
    <meta:editing-duration>PT1M32S</meta:editing-duration>
    <meta:editing-cycles>1</meta:editing-cycles>
    <meta:document-statistic meta:object-count="1"/>
    <meta:generator>OpenOffice/4.1.3$Win32 OpenOffice.org_project/413m1$Build-9783</meta:generator>
  </office:meta>
</office:document-meta>
</file>